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1.84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padding="0.071cm"/>
      <style:text-properties style:font-name="Calibri Light" fo:font-size="12pt" fo:language="en" fo:country="US" style:font-name-asian="Calibri Light" style:font-size-asian="12pt" style:language-asian="en" style:country-asian="US" style:font-name-complex="Calibri Light" style:font-size-complex="12pt" style:language-complex="en" style:country-complex="US"/>
    </style:style>
    <style:style style:name="ce5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5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877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2.123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3.261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559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8.108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0.296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2.29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913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733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34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na na Valeur=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RSS non groupé 1 - Finess PMSI permettant la transmission sur e-PMS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C</text:p>
          </table:table-cell>
          <table:table-cell table:style-name="ce2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4" office:value-type="string" calcext:value-type="string">
            <text:p>Finess géographique rattaché au finess PM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2 CP 27 - Valeur 000 pour le régime général. A prendre sur l’attestation de droits ou la prise en charge pour autres régimes si prés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N° d’entrée</text:p>
          </table:table-cell>
          <table:table-cell office:value-type="string" calcext:value-type="string">
            <text:p>N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2 CP 40 - N° attribué par l'établiss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50 A renseigner si l’information est présente sur la carte Vitale, l’attestation de droits ou la prise en charg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63 A prendre sur le même support que le n° immatriculation. Clé à contrôler après la saisie, cf. annexe 5 de la norme 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Mode de traitement</text:p>
          </table:table-cell>
          <table:table-cell office:value-type="string" calcext:value-type="string">
            <text:p>MT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4 CP 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Discipline de prestation (ex DMT)</text:p>
          </table:table-cell>
          <table:table-cell office:value-type="string" calcext:value-type="string">
            <text:p>DP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Gauche/Espace</text:p>
          </table:table-cell>
          <table:table-cell table:style-name="ce2" office:value-type="string" calcext:value-type="string">
            <text:p>na na Blan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Justification exo TM</text:p>
          </table:table-cell>
          <table:table-cell office:value-type="string" calcext:value-type="string">
            <text:p>JET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7" calcext:value-type="float">
            <text:p>6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Spécialité exécutant</text:p>
          </table:table-cell>
          <table:table-cell office:value-type="string" calcext:value-type="string">
            <text:p>SPE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4 CP 68 Liste des codes : NOEMIE OC entité EXE-SPE annexe 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Date des soins</text:p>
          </table:table-cell>
          <table:table-cell office:value-type="string" calcext:value-type="string">
            <text:p>DSO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4 CP 70 Date de l'acte ou de délivrance du médicament. <text:s/>ATTENTION : format différent de la norme B2 (8 car. demandé contre 6 car. norme B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Code acte</text:p>
          </table:table-cell>
          <table:table-cell office:value-type="string" calcext:value-type="string">
            <text:p>CAC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Gauche/Espace</text:p>
          </table:table-cell>
          <table:table-cell table:style-name="ce2" office:value-type="string" calcext:value-type="string">
            <text:p>Type 4 CP 76 4+1 - 4 caractéres sont réservés au code prestation, cadré à gauche</text:p>
          </table:table-cell>
          <table:table-cell/>
          <table:table-cell office:value-type="string" calcext:value-type="string">
            <text:p>4+1</text:p>
          </table:table-cell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Quantité</text:p>
          </table:table-cell>
          <table:table-cell office:value-type="string" calcext:value-type="string">
            <text:p>Q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4 CP 81 Attention format différent : compléter par 0 dev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Coefficient</text:p>
          </table:table-cell>
          <table:table-cell office:value-type="string" calcext:value-type="string">
            <text:p>COEF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4 CP 83 4+2</text:p>
          </table:table-cell>
          <table:table-cell/>
          <table:table-cell office:value-type="string" calcext:value-type="string">
            <text:p>4+2</text:p>
          </table:table-cell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Dénombrement</text:p>
          </table:table-cell>
          <table:table-cell office:value-type="string" calcext:value-type="string">
            <text:p>DEN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4 CP 89 Compléter par « 0 » dev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Prix Unitaire</text:p>
          </table:table-cell>
          <table:table-cell office:value-type="string" calcext:value-type="string">
            <text:p>PU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4 CP 91 5+2 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Montant Base remboursement</text:p>
          </table:table-cell>
          <table:table-cell office:value-type="string" calcext:value-type="string">
            <text:p>MB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4 CP 98 6+2. Attention format différent : compléter par 0 devant </text:p>
          </table:table-cell>
          <table:table-cell/>
          <table:table-cell office:value-type="string" calcext:value-type="string">
            <text:p>6+2</text:p>
          </table:table-cell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Taux applicable à la prestation</text:p>
          </table:table-cell>
          <table:table-cell office:value-type="string" calcext:value-type="string">
            <text:p>TXA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4 CP 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Montant Remboursable par la caisse (AMO)</text:p>
          </table:table-cell>
          <table:table-cell office:value-type="string" calcext:value-type="string">
            <text:p>MRAM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4 CP 108 6+2. Attention format différent : compléter par 0 devant</text:p>
          </table:table-cell>
          <table:table-cell/>
          <table:table-cell office:value-type="string" calcext:value-type="string">
            <text:p>6+2</text:p>
          </table:table-cell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Montant des honoraire (dépassement compris) ou Montant total de la dépense pour PH</text:p>
          </table:table-cell>
          <table:table-cell office:value-type="string" calcext:value-type="string">
            <text:p>MHO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4 CP 115 6+2. Attention format différent : compléter par 0 devant</text:p>
          </table:table-cell>
          <table:table-cell/>
          <table:table-cell office:value-type="string" calcext:value-type="string">
            <text:p>6+2</text:p>
          </table:table-cell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Montant remboursable par l'organisme complémentaire (AMC)</text:p>
          </table:table-cell>
          <table:table-cell office:value-type="string" calcext:value-type="string">
            <text:p>MRAMC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34" calcext:value-type="float">
            <text:p>13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4 CP 123 5+2. Attention format différent : compléter par 0 devant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Filler</text:p>
          </table:table-cell>
          <table:table-cell office:value-type="string" calcext:value-type="string">
            <text:p>F13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45" calcext:value-type="float">
            <text:p>14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Type d’unité fonctionnelle de consultations</text:p>
          </table:table-cell>
          <table:table-cell office:value-type="string" calcext:value-type="string">
            <text:p>TUF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Note 1 <text:s/>: Valeurs acceptées {01, 02, 03, 04, 05, 06, 07, 08, 09, 10, 11, 12, 13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Coefficient MCO</text:p>
          </table:table-cell>
          <table:table-cell office:value-type="string" calcext:value-type="string">
            <text:p>CMC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52" calcext:value-type="float">
            <text:p>15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3 CP 71 1+4</text:p>
          </table:table-cell>
          <table:table-cell/>
          <table:table-cell office:value-type="string" calcext:value-type="string">
            <text:p>1+4</text:p>
          </table:table-cell>
        </table:table-row>
        <table:table-row table:style-name="ro1">
          <table:table-cell office:value-type="string" calcext:value-type="string">
            <text:p>RSFC</text:p>
          </table:table-cell>
          <table:table-cell office:value-type="string" calcext:value-type="string">
            <text:p>Numéro facture</text:p>
          </table:table-cell>
          <table:table-cell office:value-type="string" calcext:value-type="string">
            <text:p>NFACT</text:p>
          </table:table-cell>
          <table:table-cell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office:value-type="string" calcext:value-type="string">
            <text:p>Type 2 CP 30 - N° attribué par le partenaire de santé. Il ne doit pas y avoir de N° en double, durant la période à déterminer avec l'assurance maladie. Le numéro de la facture doit etre différent de zéro. 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933cm" svg:y="15.536cm" draw:caption-point-x="-0.666cm" draw:caption-point-y="-0.456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4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xplications" table:style-name="ta1">
        <office:forms form:automatic-focus="false" form:apply-design-mode="false"/>
        <table:table-column table:style-name="co12" table:default-cell-style-name="Default"/>
        <table:table-row table:style-name="ro3">
          <table:table-cell office:value-type="string" calcext:value-type="string">
            <text:p>Infos du RSFA C, prises sur le fichier des formats PMSI distribué par l'ATIH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La saisie a été faite à partir du rsface2018c.ods complété avec les différences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Le format est applicable à partir de M03 2023</text:p>
          </table:table-cell>
        </table:table-row>
        <table:table-row table:style-name="ro3">
          <table:table-cell/>
        </table:table-row>
        <table:table-row table:style-name="ro1">
          <table:table-cell/>
        </table:table-row>
      </table:table>
      <table:table table:name="sql" table:style-name="ta1">
        <office:forms form:automatic-focus="false" form:apply-design-mode="false"/>
        <table:table-column table:style-name="co12" table:number-columns-repeated="6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echelle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typepref</text:p>
          </table:table-cell>
          <table:table-cell office:value-type="string" calcext:value-type="string">
            <text:p>typesql</text:p>
          </table:table-cell>
          <table:table-cell office:value-type="string" calcext:value-type="string">
            <text:p>sql</text:p>
          </table:table-cell>
        </table:table-row>
        <table:table-row table:style-name="ro1">
          <table:table-cell table:formula="of:=[champs.C2]" office:value-type="string" office:string-value="TENR" calcext:value-type="string">
            <text:p>TENR</text:p>
          </table:table-cell>
          <table:table-cell table:formula="of:=[champs.D2]" office:value-type="float" office:value="1" calcext:value-type="float">
            <text:p>1</text:p>
          </table:table-cell>
          <table:table-cell table:number-columns-repeated="2"/>
          <table:table-cell table:formula="of:=[champs.I2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2];&quot; &quot;;[.F2];&quot;(&quot;;[.B2];&quot;), --&quot;;[champs.B2];&quot; &quot;;[champs.K2])" office:value-type="string" office:string-value="TENR VARCHAR(1), --Type d'enregistrement na na Valeur=C" calcext:value-type="string">
            <text:p>TENR VARCHAR(1), --Type d'enregistrement na na Valeur=C</text:p>
          </table:table-cell>
        </table:table-row>
        <table:table-row table:style-name="ro1">
          <table:table-cell table:formula="of:=[champs.C3]" office:value-type="string" office:string-value="FINESS" calcext:value-type="string">
            <text:p>FINESS</text:p>
          </table:table-cell>
          <table:table-cell table:formula="of:=[champs.D3]" office:value-type="float" office:value="9" calcext:value-type="float">
            <text:p>9</text:p>
          </table:table-cell>
          <table:table-cell table:number-columns-repeated="2"/>
          <table:table-cell table:formula="of:=[champs.I3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3];&quot; &quot;;[.F3];&quot;(&quot;;[.B3];&quot;), --&quot;;[champs.B3];&quot; &quot;;[champs.K3])" office:value-type="string" office:string-value="FINESS VARCHAR(9), --Numéro FINESS d’inscription ePMSI RSS non groupé 1 - Finess PMSI permettant la transmission sur e-PMSI" calcext:value-type="string">
            <text:p>FINESS VARCHAR(9), --Numéro FINESS d’inscription ePMSI RSS non groupé 1 - Finess PMSI permettant la transmission sur e-PMSI</text:p>
          </table:table-cell>
        </table:table-row>
        <table:table-row table:style-name="ro1">
          <table:table-cell table:formula="of:=[champs.C4]" office:value-type="string" office:string-value="FINESG" calcext:value-type="string">
            <text:p>FINESG</text:p>
          </table:table-cell>
          <table:table-cell table:formula="of:=[champs.D4]" office:value-type="float" office:value="9" calcext:value-type="float">
            <text:p>9</text:p>
          </table:table-cell>
          <table:table-cell table:number-columns-repeated="2"/>
          <table:table-cell table:formula="of:=[champs.I4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4];&quot; &quot;;[.F4];&quot;(&quot;;[.B4];&quot;), --&quot;;[champs.B4];&quot; &quot;;[champs.K4])" office:value-type="string" office:string-value="FINESG VARCHAR(9), --Numéro FINESS géographique Finess géographique rattaché au finess PMSI" calcext:value-type="string">
            <text:p>FINESG VARCHAR(9), --Numéro FINESS géographique Finess géographique rattaché au finess PMSI</text:p>
          </table:table-cell>
        </table:table-row>
        <table:table-row table:style-name="ro1">
          <table:table-cell table:formula="of:=[champs.C5]" office:value-type="string" office:string-value="NIA" calcext:value-type="string">
            <text:p>NIA</text:p>
          </table:table-cell>
          <table:table-cell table:formula="of:=[champs.D5]" office:value-type="float" office:value="13" calcext:value-type="float">
            <text:p>13</text:p>
          </table:table-cell>
          <table:table-cell table:number-columns-repeated="2"/>
          <table:table-cell table:formula="of:=[champs.I5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5];&quot; &quot;;[.F5];&quot;(&quot;;[.B5];&quot;), --&quot;;[champs.B5];&quot; &quot;;[champs.K5])" office:value-type="string" office:string-value="NIA VARCHAR(13), --N° immatriculation assuré Type 2 CP 12" calcext:value-type="string">
            <text:p>NIA VARCHAR(13), --N° immatriculation assuré Type 2 CP 12</text:p>
          </table:table-cell>
        </table:table-row>
        <table:table-row table:style-name="ro1">
          <table:table-cell table:formula="of:=[champs.C6]" office:value-type="string" office:string-value="CNI" calcext:value-type="string">
            <text:p>CNI</text:p>
          </table:table-cell>
          <table:table-cell table:formula="of:=[champs.D6]" office:value-type="float" office:value="2" calcext:value-type="float">
            <text:p>2</text:p>
          </table:table-cell>
          <table:table-cell table:number-columns-repeated="2"/>
          <table:table-cell table:formula="of:=[champs.I6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6];&quot; &quot;;[.F6];&quot;(&quot;;[.B6];&quot;), --&quot;;[champs.B6];&quot; &quot;;[champs.K6])" office:value-type="string" office:string-value="CNI NUMERIC(2), --Clé du n° immatriculation Type 2 CP 25" calcext:value-type="string">
            <text:p>CNI NUMERIC(2), --Clé du n° immatriculation Type 2 CP 25</text:p>
          </table:table-cell>
        </table:table-row>
        <table:table-row table:style-name="ro1">
          <table:table-cell table:formula="of:=[champs.C7]" office:value-type="string" office:string-value="RGB" calcext:value-type="string">
            <text:p>RGB</text:p>
          </table:table-cell>
          <table:table-cell table:formula="of:=[champs.D7]" office:value-type="float" office:value="3" calcext:value-type="float">
            <text:p>3</text:p>
          </table:table-cell>
          <table:table-cell table:number-columns-repeated="2"/>
          <table:table-cell table:formula="of:=[champs.I7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7];&quot; &quot;;[.F7];&quot;(&quot;;[.B7];&quot;), --&quot;;[champs.B7];&quot; &quot;;[champs.K7])" office:value-type="string" office:string-value="RGB NUMERIC(3), --Rang de bénéficiaire Type 2 CP 27 - Valeur 000 pour le régime général. A prendre sur l’attestation de droits ou la prise en charge pour autres régimes si présent" calcext:value-type="string">
            <text:p>RGB NUMERIC(3), --Rang de bénéficiaire Type 2 CP 27 - Valeur 000 pour le régime général. A prendre sur l’attestation de droits ou la prise en charge pour autres régimes si présent</text:p>
          </table:table-cell>
        </table:table-row>
        <table:table-row table:style-name="ro1">
          <table:table-cell table:formula="of:=[champs.C8]" office:value-type="string" office:string-value="NENT" calcext:value-type="string">
            <text:p>NENT</text:p>
          </table:table-cell>
          <table:table-cell table:formula="of:=[champs.D8]" office:value-type="float" office:value="9" calcext:value-type="float">
            <text:p>9</text:p>
          </table:table-cell>
          <table:table-cell table:number-columns-repeated="2"/>
          <table:table-cell table:formula="of:=[champs.I8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8];&quot; &quot;;[.F8];&quot;(&quot;;[.B8];&quot;), --&quot;;[champs.B8];&quot; &quot;;[champs.K8])" office:value-type="string" office:string-value="NENT NUMERIC(9), --N° d’entrée Type 2 CP 40 - N° attribué par l'établissement" calcext:value-type="string">
            <text:p>NENT NUMERIC(9), --N° d’entrée Type 2 CP 40 - N° attribué par l'établissement</text:p>
          </table:table-cell>
        </table:table-row>
        <table:table-row table:style-name="ro1">
          <table:table-cell table:formula="of:=[champs.C9]" office:value-type="string" office:string-value="NII" calcext:value-type="string">
            <text:p>NII</text:p>
          </table:table-cell>
          <table:table-cell table:formula="of:=[champs.D9]" office:value-type="float" office:value="13" calcext:value-type="float">
            <text:p>13</text:p>
          </table:table-cell>
          <table:table-cell table:number-columns-repeated="2"/>
          <table:table-cell table:formula="of:=[champs.I9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9];&quot; &quot;;[.F9];&quot;(&quot;;[.B9];&quot;), --&quot;;[champs.B9];&quot; &quot;;[champs.K9])" office:value-type="string" office:string-value="NII VARCHAR(13), --N° immatriculation individuel Type 2S CP 50 A renseigner si l’information est présente sur la carte Vitale, l’attestation de droits ou la prise en charge." calcext:value-type="string">
            <text:p>NII VARCHAR(13), --N° immatriculation individuel Type 2S CP 50 A renseigner si l’information est présente sur la carte Vitale, l’attestation de droits ou la prise en charge.</text:p>
          </table:table-cell>
        </table:table-row>
        <table:table-row table:style-name="ro1">
          <table:table-cell table:formula="of:=[champs.C10]" office:value-type="string" office:string-value="CNII" calcext:value-type="string">
            <text:p>CNII</text:p>
          </table:table-cell>
          <table:table-cell table:formula="of:=[champs.D10]" office:value-type="float" office:value="2" calcext:value-type="float">
            <text:p>2</text:p>
          </table:table-cell>
          <table:table-cell table:number-columns-repeated="2"/>
          <table:table-cell table:formula="of:=[champs.I10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0];&quot; &quot;;[.F10];&quot;(&quot;;[.B10];&quot;), --&quot;;[champs.B10];&quot; &quot;;[champs.K10])" office:value-type="string" office:string-value="CNII NUMERIC(2), --Clé du n° immatriculation individuel Type 2S CP 63 A prendre sur le même support que le n° immatriculation. Clé à contrôler après la saisie, cf. annexe 5 de la norme B2" calcext:value-type="string">
            <text:p>CNII NUMERIC(2), --Clé du n° immatriculation individuel Type 2S CP 63 A prendre sur le même support que le n° immatriculation. Clé à contrôler après la saisie, cf. annexe 5 de la norme B2</text:p>
          </table:table-cell>
        </table:table-row>
        <table:table-row table:style-name="ro1">
          <table:table-cell table:formula="of:=[champs.C11]" office:value-type="string" office:string-value="MTT" calcext:value-type="string">
            <text:p>MTT</text:p>
          </table:table-cell>
          <table:table-cell table:formula="of:=[champs.D11]" office:value-type="float" office:value="2" calcext:value-type="float">
            <text:p>2</text:p>
          </table:table-cell>
          <table:table-cell table:number-columns-repeated="2"/>
          <table:table-cell table:formula="of:=[champs.I11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1];&quot; &quot;;[.F11];&quot;(&quot;;[.B11];&quot;), --&quot;;[champs.B11];&quot; &quot;;[champs.K11])" office:value-type="string" office:string-value="MTT NUMERIC(2), --Mode de traitement Type 4 CP 39" calcext:value-type="string">
            <text:p>MTT NUMERIC(2), --Mode de traitement Type 4 CP 39</text:p>
          </table:table-cell>
        </table:table-row>
        <table:table-row table:style-name="ro1">
          <table:table-cell table:formula="of:=[champs.C12]" office:value-type="string" office:string-value="DPR" calcext:value-type="string">
            <text:p>DPR</text:p>
          </table:table-cell>
          <table:table-cell table:formula="of:=[champs.D12]" office:value-type="float" office:value="3" calcext:value-type="float">
            <text:p>3</text:p>
          </table:table-cell>
          <table:table-cell table:number-columns-repeated="2"/>
          <table:table-cell table:formula="of:=[champs.I12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12];&quot; &quot;;[.F12];&quot;(&quot;;[.B12];&quot;), --&quot;;[champs.B12];&quot; &quot;;[champs.K12])" office:value-type="string" office:string-value="DPR VARCHAR(3), --Discipline de prestation (ex DMT) na na Blancs" calcext:value-type="string">
            <text:p>DPR VARCHAR(3), --Discipline de prestation (ex DMT) na na Blancs</text:p>
          </table:table-cell>
        </table:table-row>
        <table:table-row table:style-name="ro1">
          <table:table-cell table:formula="of:=[champs.C13]" office:value-type="string" office:string-value="JETM" calcext:value-type="string">
            <text:p>JETM</text:p>
          </table:table-cell>
          <table:table-cell table:formula="of:=[champs.D13]" office:value-type="float" office:value="1" calcext:value-type="float">
            <text:p>1</text:p>
          </table:table-cell>
          <table:table-cell table:number-columns-repeated="2"/>
          <table:table-cell table:formula="of:=[champs.I13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13];&quot; &quot;;[.F13];&quot;(&quot;;[.B13];&quot;), --&quot;;[champs.B13];&quot; &quot;;[champs.K13])" office:value-type="string" office:string-value="JETM VARCHAR(1), --Justification exo TM Type 4 CP 54" calcext:value-type="string">
            <text:p>JETM VARCHAR(1), --Justification exo TM Type 4 CP 54</text:p>
          </table:table-cell>
        </table:table-row>
        <table:table-row table:style-name="ro1">
          <table:table-cell table:formula="of:=[champs.C14]" office:value-type="string" office:string-value="SPEX" calcext:value-type="string">
            <text:p>SPEX</text:p>
          </table:table-cell>
          <table:table-cell table:formula="of:=[champs.D14]" office:value-type="float" office:value="2" calcext:value-type="float">
            <text:p>2</text:p>
          </table:table-cell>
          <table:table-cell table:number-columns-repeated="2"/>
          <table:table-cell table:formula="of:=[champs.I14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4];&quot; &quot;;[.F14];&quot;(&quot;;[.B14];&quot;), --&quot;;[champs.B14];&quot; &quot;;[champs.K14])" office:value-type="string" office:string-value="SPEX NUMERIC(2), --Spécialité exécutant Type 4 CP 68 Liste des codes : NOEMIE OC entité EXE-SPE annexe 17" calcext:value-type="string">
            <text:p>SPEX NUMERIC(2), --Spécialité exécutant Type 4 CP 68 Liste des codes : NOEMIE OC entité EXE-SPE annexe 17</text:p>
          </table:table-cell>
        </table:table-row>
        <table:table-row table:style-name="ro1">
          <table:table-cell table:formula="of:=[champs.C15]" office:value-type="string" office:string-value="DSOI" calcext:value-type="string">
            <text:p>DSOI</text:p>
          </table:table-cell>
          <table:table-cell table:formula="of:=[champs.D15]" office:value-type="float" office:value="8" calcext:value-type="float">
            <text:p>8</text:p>
          </table:table-cell>
          <table:table-cell table:number-columns-repeated="2"/>
          <table:table-cell table:formula="of:=[champs.I15]" office:value-type="string" office:string-value="D" calcext:value-type="string">
            <text:p>D</text:p>
          </table:table-cell>
          <table:table-cell office:value-type="string" calcext:value-type="string">
            <text:p>DATE</text:p>
          </table:table-cell>
          <table:table-cell table:formula="of:=CONCATENATE([.A15];&quot; &quot;;[.F15];&quot;, --&quot;;[champs.B15];&quot; &quot;;[champs.K15])" office:value-type="string" office:string-value="DSOI DATE, --Date des soins Type 4 CP 70 Date de l'acte ou de délivrance du médicament.  ATTENTION : format différent de la norme B2 (8 car. demandé contre 6 car. norme B2)" calcext:value-type="string">
            <text:p>DSOI DATE, --Date des soins Type 4 CP 70 Date de l'acte ou de délivrance du médicament. <text:s/>ATTENTION : format différent de la norme B2 (8 car. demandé contre 6 car. norme B2)</text:p>
          </table:table-cell>
        </table:table-row>
        <table:table-row table:style-name="ro1">
          <table:table-cell table:formula="of:=[champs.C16]" office:value-type="string" office:string-value="CACT" calcext:value-type="string">
            <text:p>CACT</text:p>
          </table:table-cell>
          <table:table-cell table:formula="of:=[champs.D16]" office:value-type="float" office:value="5" calcext:value-type="float">
            <text:p>5</text:p>
          </table:table-cell>
          <table:table-cell table:number-columns-repeated="2"/>
          <table:table-cell table:formula="of:=[champs.I16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16];&quot; &quot;;[.F16];&quot;(&quot;;[.B16];&quot;), --&quot;;[champs.B16];&quot; &quot;;[champs.K16])" office:value-type="string" office:string-value="CACT VARCHAR(5), --Code acte Type 4 CP 76 4+1 - 4 caractéres sont réservés au code prestation, cadré à gauche" calcext:value-type="string">
            <text:p>CACT VARCHAR(5), --Code acte Type 4 CP 76 4+1 - 4 caractéres sont réservés au code prestation, cadré à gauche</text:p>
          </table:table-cell>
        </table:table-row>
        <table:table-row table:style-name="ro1">
          <table:table-cell table:formula="of:=[champs.C17]" office:value-type="string" office:string-value="QTE" calcext:value-type="string">
            <text:p>QTE</text:p>
          </table:table-cell>
          <table:table-cell table:formula="of:=[champs.D17]" office:value-type="float" office:value="3" calcext:value-type="float">
            <text:p>3</text:p>
          </table:table-cell>
          <table:table-cell table:number-columns-repeated="2"/>
          <table:table-cell table:formula="of:=[champs.I17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7];&quot; &quot;;[.F17];&quot;(&quot;;[.B17];&quot;), --&quot;;[champs.B17];&quot; &quot;;[champs.K17])" office:value-type="string" office:string-value="QTE NUMERIC(3), --Quantité Type 4 CP 81 Attention format différent : compléter par 0 devant" calcext:value-type="string">
            <text:p>QTE NUMERIC(3), --Quantité Type 4 CP 81 Attention format différent : compléter par 0 devant</text:p>
          </table:table-cell>
        </table:table-row>
        <table:table-row table:style-name="ro1">
          <table:table-cell table:formula="of:=[champs.C18]" office:value-type="string" office:string-value="COEF" calcext:value-type="string">
            <text:p>COEF</text:p>
          </table:table-cell>
          <table:table-cell table:formula="of:=[champs.D18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[champs.I18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8];&quot; &quot;;[.F18];&quot;(&quot;;[.B18];&quot;,&quot;;[.C18];&quot;), --&quot;;[champs.B18];&quot; &quot;;[champs.K18])" office:value-type="string" office:string-value="COEF NUMERIC(6,2), --Coefficient Type 4 CP 83 4+2" calcext:value-type="string">
            <text:p>COEF NUMERIC(6,2), --Coefficient Type 4 CP 83 4+2</text:p>
          </table:table-cell>
        </table:table-row>
        <table:table-row table:style-name="ro1">
          <table:table-cell table:formula="of:=[champs.C19]" office:value-type="string" office:string-value="DENB" calcext:value-type="string">
            <text:p>DENB</text:p>
          </table:table-cell>
          <table:table-cell table:formula="of:=[champs.D19]" office:value-type="float" office:value="2" calcext:value-type="float">
            <text:p>2</text:p>
          </table:table-cell>
          <table:table-cell table:number-columns-repeated="2"/>
          <table:table-cell table:formula="of:=[champs.I19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9];&quot; &quot;;[.F19];&quot;(&quot;;[.B19];&quot;), --&quot;;[champs.B19];&quot; &quot;;[champs.K19])" office:value-type="string" office:string-value="DENB NUMERIC(2), --Dénombrement Type 4 CP 89 Compléter par « 0 » devant" calcext:value-type="string">
            <text:p>DENB NUMERIC(2), --Dénombrement Type 4 CP 89 Compléter par « 0 » devant</text:p>
          </table:table-cell>
        </table:table-row>
        <table:table-row table:style-name="ro1">
          <table:table-cell table:formula="of:=[champs.C20]" office:value-type="string" office:string-value="PU" calcext:value-type="string">
            <text:p>PU</text:p>
          </table:table-cell>
          <table:table-cell table:formula="of:=[champs.D20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[champs.I20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20];&quot; &quot;;[.F20];&quot;(&quot;;[.B20];&quot;,&quot;;[.C20];&quot;), --&quot;;[champs.B20];&quot; &quot;;[champs.K20])" office:value-type="string" office:string-value="PU NUMERIC(7,2), --Prix Unitaire Type 4 CP 91 5+2 " calcext:value-type="string">
            <text:p>PU NUMERIC(7,2), --Prix Unitaire Type 4 CP 91 5+2 </text:p>
          </table:table-cell>
        </table:table-row>
        <table:table-row table:style-name="ro1">
          <table:table-cell table:formula="of:=[champs.C21]" office:value-type="string" office:string-value="MBR" calcext:value-type="string">
            <text:p>MBR</text:p>
          </table:table-cell>
          <table:table-cell table:formula="of:=[champs.D21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formula="of:=[champs.I21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21];&quot; &quot;;[.F21];&quot;(&quot;;[.B21];&quot;,&quot;;[.C21];&quot;), --&quot;;[champs.B21];&quot; &quot;;[champs.K21])" office:value-type="string" office:string-value="MBR NUMERIC(8,2), --Montant Base remboursement Type 4 CP 98 6+2. Attention format différent : compléter par 0 devant " calcext:value-type="string">
            <text:p>MBR NUMERIC(8,2), --Montant Base remboursement Type 4 CP 98 6+2. Attention format différent : compléter par 0 devant </text:p>
          </table:table-cell>
        </table:table-row>
        <table:table-row table:style-name="ro1">
          <table:table-cell table:formula="of:=[champs.C22]" office:value-type="string" office:string-value="TXAP" calcext:value-type="string">
            <text:p>TXAP</text:p>
          </table:table-cell>
          <table:table-cell table:formula="of:=[champs.D22]" office:value-type="float" office:value="3" calcext:value-type="float">
            <text:p>3</text:p>
          </table:table-cell>
          <table:table-cell table:number-columns-repeated="2"/>
          <table:table-cell table:formula="of:=[champs.I22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22];&quot; &quot;;[.F22];&quot;(&quot;;[.B22];&quot;), --&quot;;[champs.B22];&quot; &quot;;[champs.K22])" office:value-type="string" office:string-value="TXAP NUMERIC(3), --Taux applicable à la prestation Type 4 CP 105" calcext:value-type="string">
            <text:p>TXAP NUMERIC(3), --Taux applicable à la prestation Type 4 CP 105</text:p>
          </table:table-cell>
        </table:table-row>
        <table:table-row table:style-name="ro1">
          <table:table-cell table:formula="of:=[champs.C23]" office:value-type="string" office:string-value="MRAMO" calcext:value-type="string">
            <text:p>MRAMO</text:p>
          </table:table-cell>
          <table:table-cell table:formula="of:=[champs.D23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formula="of:=[champs.I23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23];&quot; &quot;;[.F23];&quot;(&quot;;[.B23];&quot;,&quot;;[.C23];&quot;), --&quot;;[champs.B23];&quot; &quot;;[champs.K23])" office:value-type="string" office:string-value="MRAMO NUMERIC(8,2), --Montant Remboursable par la caisse (AMO) Type 4 CP 108 6+2. Attention format différent : compléter par 0 devant" calcext:value-type="string">
            <text:p>MRAMO NUMERIC(8,2), --Montant Remboursable par la caisse (AMO) Type 4 CP 108 6+2. Attention format différent : compléter par 0 devant</text:p>
          </table:table-cell>
        </table:table-row>
        <table:table-row table:style-name="ro1">
          <table:table-cell table:formula="of:=[champs.C24]" office:value-type="string" office:string-value="MHOT" calcext:value-type="string">
            <text:p>MHOT</text:p>
          </table:table-cell>
          <table:table-cell table:formula="of:=[champs.D24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formula="of:=[champs.I24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24];&quot; &quot;;[.F24];&quot;(&quot;;[.B24];&quot;,&quot;;[.C24];&quot;), --&quot;;[champs.B24];&quot; &quot;;[champs.K24])" office:value-type="string" office:string-value="MHOT NUMERIC(8,2), --Montant des honoraire (dépassement compris) ou Montant total de la dépense pour PH Type 4 CP 115 6+2. Attention format différent : compléter par 0 devant" calcext:value-type="string">
            <text:p>MHOT NUMERIC(8,2), --Montant des honoraire (dépassement compris) ou Montant total de la dépense pour PH Type 4 CP 115 6+2. Attention format différent : compléter par 0 devant</text:p>
          </table:table-cell>
        </table:table-row>
        <table:table-row table:style-name="ro1">
          <table:table-cell table:formula="of:=[champs.C25]" office:value-type="string" office:string-value="MRAMC" calcext:value-type="string">
            <text:p>MRAMC</text:p>
          </table:table-cell>
          <table:table-cell table:formula="of:=[champs.D25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[champs.I25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25];&quot; &quot;;[.F25];&quot;(&quot;;[.B25];&quot;,&quot;;[.C25];&quot;), --&quot;;[champs.B25];&quot; &quot;;[champs.K25])" office:value-type="string" office:string-value="MRAMC NUMERIC(7,2), --Montant remboursable par l'organisme complémentaire (AMC) Type 4 CP 123 5+2. Attention format différent : compléter par 0 devant" calcext:value-type="string">
            <text:p>MRAMC NUMERIC(7,2), --Montant remboursable par l'organisme complémentaire (AMC) Type 4 CP 123 5+2. Attention format différent : compléter par 0 devant</text:p>
          </table:table-cell>
        </table:table-row>
        <table:table-row table:style-name="ro1">
          <table:table-cell table:formula="of:=[champs.C26]" office:value-type="string" office:string-value="F135" calcext:value-type="string">
            <text:p>F135</text:p>
          </table:table-cell>
          <table:table-cell table:formula="of:=[champs.D26]" office:value-type="float" office:value="11" calcext:value-type="float">
            <text:p>11</text:p>
          </table:table-cell>
          <table:table-cell table:number-columns-repeated="2"/>
          <table:table-cell table:formula="of:=[champs.I26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26];&quot; &quot;;[.F26];&quot;(&quot;;[.B26];&quot;), --&quot;;[champs.B26];&quot; &quot;;[champs.K26])" office:value-type="string" office:string-value="F135 VARCHAR(11), --Filler " calcext:value-type="string">
            <text:p>F135 VARCHAR(11), --Filler </text:p>
          </table:table-cell>
        </table:table-row>
        <table:table-row table:style-name="ro1">
          <table:table-cell table:formula="of:=[champs.C27]" office:value-type="string" office:string-value="TUFC" calcext:value-type="string">
            <text:p>TUFC</text:p>
          </table:table-cell>
          <table:table-cell table:formula="of:=[champs.D27]" office:value-type="float" office:value="2" calcext:value-type="float">
            <text:p>2</text:p>
          </table:table-cell>
          <table:table-cell table:number-columns-repeated="2"/>
          <table:table-cell table:formula="of:=[champs.I27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27];&quot; &quot;;[.F27];&quot;(&quot;;[.B27];&quot;), --&quot;;[champs.B27];&quot; &quot;;[champs.K27])" office:value-type="string" office:string-value="TUFC VARCHAR(2), --Type d’unité fonctionnelle de consultations Note 1  : Valeurs acceptées {01, 02, 03, 04, 05, 06, 07, 08, 09, 10, 11, 12, 13}" calcext:value-type="string">
            <text:p>TUFC VARCHAR(2), --Type d’unité fonctionnelle de consultations Note 1 <text:s/>: Valeurs acceptées {01, 02, 03, 04, 05, 06, 07, 08, 09, 10, 11, 12, 13}</text:p>
          </table:table-cell>
        </table:table-row>
        <table:table-row table:style-name="ro1">
          <table:table-cell table:formula="of:=[champs.C28]" office:value-type="string" office:string-value="CMCO" calcext:value-type="string">
            <text:p>CMCO</text:p>
          </table:table-cell>
          <table:table-cell table:formula="of:=[champs.D28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champs.I28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28];&quot; &quot;;[.F28];&quot;(&quot;;[.B28];&quot;,&quot;;[.C28];&quot;), --&quot;;[champs.B28];&quot; &quot;;[champs.K28])" office:value-type="string" office:string-value="CMCO NUMERIC(5,4), --Coefficient MCO Type 3 CP 71 1+4" calcext:value-type="string">
            <text:p>CMCO NUMERIC(5,4), --Coefficient MCO Type 3 CP 71 1+4</text:p>
          </table:table-cell>
        </table:table-row>
        <table:table-row table:style-name="ro1">
          <table:table-cell table:formula="of:=[champs.C29]" office:value-type="string" office:string-value="NFACT" calcext:value-type="string">
            <text:p>NFACT</text:p>
          </table:table-cell>
          <table:table-cell table:formula="of:=[champs.D29]" office:value-type="float" office:value="9" calcext:value-type="float">
            <text:p>9</text:p>
          </table:table-cell>
          <table:table-cell table:number-columns-repeated="2"/>
          <table:table-cell table:formula="of:=[champs.I29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29];&quot; &quot;;[.F29];&quot;(&quot;;[.B29];&quot;), --&quot;;[champs.B29];&quot; &quot;;[champs.K29])" office:value-type="string" office:string-value="NFACT NUMERIC(9), --Numéro facture Type 2 CP 30 - N° attribué par le partenaire de santé. Il ne doit pas y avoir de N° en double, durant la période à déterminer avec l'assurance maladie. Le numéro de la facture doit etre différent de zéro. " calcext:value-type="string">
            <text:p>NFACT NUMERIC(9), --Numéro facture Type 2 CP 30 - N° attribué par le partenaire de santé. Il ne doit pas y avoir de N° en double, durant la période à déterminer avec l'assurance maladie. Le numéro de la facture doit etre différent de zéro.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 Light" svg:font-family="'Calibri Light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03">00/00/0000</text:date>, <text:time style:data-style-name="N2" text:time-value="16:50:36.8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4-09-03T18:01:35.003000000</dc:date>
    <meta:editing-duration>PT3H38M50S</meta:editing-duration>
    <meta:editing-cycles>49</meta:editing-cycles>
    <meta:document-statistic meta:table-count="3" meta:cell-count="487" meta:object-count="0"/>
  </office:meta>
</office:document-meta>
</file>